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2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T3" style:parent-style-name="Policepardéfaut" style:family="text">
      <style:text-properties fo:language="fr" fo:country="FR"/>
    </style:style>
  </office:automatic-styles>
  <office:body>
    <office:text text:use-soft-page-breaks="true">
      <text:h text:style-name="P1" text:outline-level="2">Parcours de graphe<text:s/></text:h>
      <text:p text:style-name="P2">Sert de base à plusieurs algos. Permet aussi d'étudier les propriétés du graphe (connexe ? biparti ?)</text:p>
      <text:p text:style-name="Normal"><text:span text:style-name="T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16T13:50:00Z</dc:date>
    <meta:template xlink:href="Normal.dotm" xlink:type="simple"/>
    <meta:editing-cycles>2</meta:editing-cycles>
    <meta:editing-duration>PT5940S</meta:editing-duration>
    <meta:document-statistic meta:page-count="1" meta:paragraph-count="1" meta:word-count="19" meta:character-count="123" meta:row-count="1" meta:non-whitespace-character-count="105"/>
  </office:meta>
</office:document-meta>
</file>